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359bc"/>
    </style:style>
    <style:style style:name="P2" style:family="paragraph" style:parent-style-name="Standard">
      <style:text-properties officeooo:rsid="000359bc" officeooo:paragraph-rsid="000359b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359bc" officeooo:paragraph-rsid="000359bc" style:font-weight-asian="bold" style:font-weight-complex="bold"/>
    </style:style>
    <style:style style:name="P5" style:family="paragraph" style:parent-style-name="Standard">
      <style:text-properties fo:font-weight="bold" officeooo:rsid="000d38b6" officeooo:paragraph-rsid="000d38b6" style:font-weight-asian="bold" style:font-weight-complex="bold"/>
    </style:style>
    <style:style style:name="P6" style:family="paragraph" style:parent-style-name="Standard">
      <style:text-properties fo:font-weight="bold" officeooo:rsid="000b865b" officeooo:paragraph-rsid="000b865b" style:font-weight-asian="bold" style:font-weight-complex="bold"/>
    </style:style>
    <style:style style:name="P7" style:family="paragraph" style:parent-style-name="Standard">
      <style:text-properties fo:font-weight="bold" officeooo:rsid="000b865b" officeooo:paragraph-rsid="001aa640" style:font-weight-asian="bold" style:font-weight-complex="bold"/>
    </style:style>
    <style:style style:name="P8" style:family="paragraph" style:parent-style-name="Standard">
      <style:text-properties fo:font-weight="bold" officeooo:rsid="0011b6e7" officeooo:paragraph-rsid="0011b6e7" style:font-weight-asian="bold" style:font-weight-complex="bold"/>
    </style:style>
    <style:style style:name="P9" style:family="paragraph" style:parent-style-name="Standard">
      <style:text-properties fo:font-weight="bold" officeooo:rsid="0011b6e7" officeooo:paragraph-rsid="001aa640" style:font-weight-asian="bold" style:font-weight-complex="bold"/>
    </style:style>
    <style:style style:name="P10" style:family="paragraph" style:parent-style-name="Standard">
      <style:text-properties fo:font-weight="bold" officeooo:rsid="0017cf19" officeooo:paragraph-rsid="0017cf19" style:font-weight-asian="bold" style:font-weight-complex="bold"/>
    </style:style>
    <style:style style:name="P11" style:family="paragraph" style:parent-style-name="Standard">
      <style:text-properties fo:font-weight="bold" officeooo:rsid="0017cf19" officeooo:paragraph-rsid="00191aba" style:font-weight-asian="bold" style:font-weight-complex="bold"/>
    </style:style>
    <style:style style:name="P12" style:family="paragraph" style:parent-style-name="Standard">
      <style:text-properties fo:font-weight="bold" officeooo:rsid="0017cf19" officeooo:paragraph-rsid="001aa640" style:font-weight-asian="bold" style:font-weight-complex="bold"/>
    </style:style>
    <style:style style:name="P13" style:family="paragraph" style:parent-style-name="Standard">
      <style:text-properties fo:font-weight="bold" officeooo:rsid="0018697c" style:font-weight-asian="bold" style:font-weight-complex="bold"/>
    </style:style>
    <style:style style:name="P14" style:family="paragraph" style:parent-style-name="Standard">
      <style:text-properties fo:font-weight="bold" officeooo:rsid="0018697c" officeooo:paragraph-rsid="0018697c" style:font-weight-asian="bold" style:font-weight-complex="bold"/>
    </style:style>
    <style:style style:name="P15" style:family="paragraph" style:parent-style-name="Standard">
      <style:text-properties fo:font-weight="bold" officeooo:rsid="0018697c" officeooo:paragraph-rsid="001aa640" style:font-weight-asian="bold" style:font-weight-complex="bold"/>
    </style:style>
    <style:style style:name="P16" style:family="paragraph" style:parent-style-name="Standard">
      <style:text-properties fo:font-weight="bold" officeooo:rsid="00191aba" officeooo:paragraph-rsid="00191aba" style:font-weight-asian="bold" style:font-weight-complex="bold"/>
    </style:style>
    <style:style style:name="P17" style:family="paragraph" style:parent-style-name="Standard">
      <style:text-properties fo:font-weight="bold" officeooo:rsid="00191aba" officeooo:paragraph-rsid="001aa640" style:font-weight-asian="bold" style:font-weight-complex="bold"/>
    </style:style>
    <style:style style:name="P18" style:family="paragraph" style:parent-style-name="Standard">
      <style:text-properties fo:font-weight="bold" officeooo:paragraph-rsid="001aa640" style:font-weight-asian="bold" style:font-weight-complex="bold"/>
    </style:style>
    <style:style style:name="P19" style:family="paragraph" style:parent-style-name="Standard">
      <style:text-properties officeooo:rsid="0009bbde" officeooo:paragraph-rsid="0009bbde"/>
    </style:style>
    <style:style style:name="P20" style:family="paragraph" style:parent-style-name="Standard">
      <style:text-properties officeooo:rsid="0009bbde" officeooo:paragraph-rsid="000b865b"/>
    </style:style>
    <style:style style:name="P21" style:family="paragraph" style:parent-style-name="Standard">
      <style:text-properties officeooo:rsid="0009bbde" officeooo:paragraph-rsid="001aa640"/>
    </style:style>
    <style:style style:name="P22" style:family="paragraph" style:parent-style-name="Standard">
      <style:text-properties officeooo:rsid="000b865b" officeooo:paragraph-rsid="000b865b"/>
    </style:style>
    <style:style style:name="P23" style:family="paragraph" style:parent-style-name="Standard">
      <style:text-properties officeooo:rsid="000b865b" officeooo:paragraph-rsid="000b9bab"/>
    </style:style>
    <style:style style:name="P24" style:family="paragraph" style:parent-style-name="Standard">
      <style:text-properties officeooo:rsid="000b865b" officeooo:paragraph-rsid="001aa640"/>
    </style:style>
    <style:style style:name="P25" style:family="paragraph" style:parent-style-name="Standard">
      <style:text-properties fo:font-weight="normal" officeooo:rsid="000d38b6" officeooo:paragraph-rsid="000d38b6" style:font-weight-asian="normal" style:font-weight-complex="normal"/>
    </style:style>
    <style:style style:name="P26" style:family="paragraph" style:parent-style-name="Standard">
      <style:text-properties officeooo:rsid="001170de" officeooo:paragraph-rsid="001170de"/>
    </style:style>
    <style:style style:name="P27" style:family="paragraph" style:parent-style-name="Standard">
      <style:text-properties officeooo:rsid="001170de" officeooo:paragraph-rsid="001aa640"/>
    </style:style>
    <style:style style:name="P28" style:family="paragraph" style:parent-style-name="Standard">
      <style:text-properties officeooo:rsid="0011cb75" officeooo:paragraph-rsid="0013c11b"/>
    </style:style>
    <style:style style:name="P29" style:family="paragraph" style:parent-style-name="Standard">
      <style:text-properties officeooo:rsid="0011cb75" officeooo:paragraph-rsid="001aa640"/>
    </style:style>
    <style:style style:name="P30" style:family="paragraph" style:parent-style-name="Standard">
      <style:text-properties officeooo:paragraph-rsid="001aa640"/>
    </style:style>
    <style:style style:name="T1" style:family="text">
      <style:text-properties officeooo:rsid="000359bc"/>
    </style:style>
    <style:style style:name="T2" style:family="text">
      <style:text-properties officeooo:rsid="000806bd"/>
    </style:style>
    <style:style style:name="T3" style:family="text">
      <style:text-properties officeooo:rsid="000b865b"/>
    </style:style>
    <style:style style:name="T4" style:family="text">
      <style:text-properties officeooo:rsid="0009bbde"/>
    </style:style>
    <style:style style:name="T5" style:family="text">
      <style:text-properties officeooo:rsid="000f6b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6be1" style:font-weight-asian="normal" style:font-weight-complex="normal"/>
    </style:style>
    <style:style style:name="T8" style:family="text">
      <style:text-properties fo:font-weight="normal" officeooo:rsid="000fc520" style:font-weight-asian="normal" style:font-weight-complex="normal"/>
    </style:style>
    <style:style style:name="T9" style:family="text">
      <style:text-properties fo:font-weight="normal" officeooo:rsid="0014a518" style:font-weight-asian="normal" style:font-weight-complex="normal"/>
    </style:style>
    <style:style style:name="T10" style:family="text">
      <style:text-properties fo:font-weight="normal" officeooo:rsid="00164a7c" style:font-weight-asian="normal" style:font-weight-complex="normal"/>
    </style:style>
    <style:style style:name="T11" style:family="text">
      <style:text-properties fo:font-weight="normal" officeooo:rsid="0017cf19" style:font-weight-asian="normal" style:font-weight-complex="normal"/>
    </style:style>
    <style:style style:name="T12" style:family="text">
      <style:text-properties fo:font-weight="normal" officeooo:rsid="00191aba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tions about projects:</text:p>
      <text:p text:style-name="Standard"/>
      <text:p text:style-name="Standard">X1. Look at the internet</text:p>
      <text:p text:style-name="Standard">2. Talk to professor</text:p>
      <text:p text:style-name="Standard">3. Talk to Sigma Apu</text:p>
      <text:p text:style-name="Standard">X4. Transfer personal project into this</text:p>
      <text:p text:style-name="Standard"/>
      <text:p text:style-name="Standard"/>
      <text:p text:style-name="Standard">datasets link</text:p>
      <text:p text:style-name="Standard">1. https://www.data.gov/</text:p>
      <text:p text:style-name="Standard">2. https://www.dataquest.io/blog/free-datasets-for-projects/</text:p>
      <text:p text:style-name="Standard">3. https://www.quora.com/What-are-some-dirty-untidy-datasets-to-clean-for-data-analysis-I-have-just-finished-datacamps-course-on-cleaning-data-using-R-I-want-to-practice</text:p>
      <text:p text:style-name="Standard">4. https://www.analyticsvidhya.com/blog/2018/05/24-ultimate-data-science-projects-to-boost-your-knowledge-and-skills/</text:p>
      <text:p text:style-name="Standard">5. https://nevonprojects.com/latest-data-mining-projects-topics-ideas/</text:p>
      <text:p text:style-name="Standard"/>
      <text:p text:style-name="Standard">Ideas</text:p>
      <text:p text:style-name="Standard">X1. Data mining in medical science</text:p>
      <text:p text:style-name="Standard">X2. There are some good ideas in dataset_link 4, 5</text:p>
      <text:p text:style-name="Standard">3. Breast cancer prediction: https://www.researchgate.net/publication/319688741_Breast_Cancer_Prediction_Using_Data_Mining_Method</text:p>
      <text:p text:style-name="Standard">4. Cancer prediction papers using data mining techniques: https://www.engpaper.com/cancer-prediction-using-data-mining-techniques.htm</text:p>
      <text:p text:style-name="Standard">5. Diabetes prediction: https://nevonprojects.com/diabetes-prediction-using-data-mining/</text:p>
      <text:p text:style-name="Standard">6. Cancer prediction : https://nevonprojects.com/cancer-prediction-using-data-mining/</text:p>
      <text:p text:style-name="Standard">7. Automated personality prediction: https://nevonprojects.com/data-mining-for-automated-personality-classification-2/</text:p>
      <text:p text:style-name="P13"><text:span text:style-name="T6"/></text:p>
      <text:p text:style-name="P3">Unimportant attributes at the first look and reasons:</text:p>
      <text:p text:style-name="Standard">1. Encounter ID: <text:span text:style-name="T1">discrete attribute, adds no information in classification or clustering</text:span></text:p>
      <text:p text:style-name="P1">2. Patient number: <text:span text:style-name="T1">discrete attribute, adds no information in classification or clustering</text:span></text:p>
      <text:p text:style-name="P2">3. Number of procedures: procedures (other than lab tests). <text:span text:style-name="T2">Adds no information regarding to diabetes.</text:span></text:p>
      <text:p text:style-name="P2"/>
      <text:p text:style-name="P5">Class attributes:</text:p>
      <text:p text:style-name="P25">1. Diabetes medications</text:p>
      <text:p text:style-name="P25">2. Readmitted</text:p>
      <text:p text:style-name="P25"/>
      <text:p text:style-name="P4">Removed columns because of missing values: 3 columns</text:p>
      <text:p text:style-name="P2">Removing column: <text:s/>weight , Missing value: <text:s/>96.85847925633315 </text:p>
      <text:p text:style-name="P2">Removing column: <text:s/>payer_code , Missing value: <text:s/>39.5574160328597 </text:p>
      <text:p text:style-name="P2">Removing column: <text:s/>medical_specialty , Missing value: <text:s/>49.08220820313268 </text:p>
      <text:p text:style-name="P4">Filled the missing values either by the mode or mean value: 4 columns</text:p>
      <text:p text:style-name="P2">Column: <text:s/>race , Missing value: <text:s/>2.2335554114340743</text:p>
      <text:p text:style-name="P2">Column: <text:s/>diag_1 , Missing value: <text:s/>0.02063557573256294</text:p>
      <text:p text:style-name="P2">Column: <text:s/>diag_2 , Missing value: <text:s/>0.3517874339170253</text:p>
      <text:p text:style-name="P2">Column: <text:s/>diag_3 , Missing value: <text:s/>1.398305917497003</text:p>
      <text:p text:style-name="P2"/>
      <text:p text:style-name="P18"><text:soft-page-break/>Data representation:</text:p>
      <text:p text:style-name="P18">Histogram <text:span text:style-name="T5">plot</text:span><text:span text:style-name="T7">: </text:span><text:span text:style-name="T8">Shows data distribution by attribute values of an attribute.</text:span></text:p>
      <text:p text:style-name="P30">1. Race: attribute vs counts</text:p>
      <text:p text:style-name="P30">2. Gender: attribute vs counts</text:p>
      <text:p text:style-name="P30">3. Admission type: attribute vs counts</text:p>
      <text:p text:style-name="P30">4. Discharge disposition: attribute vs counts</text:p>
      <text:p text:style-name="P30">5. Admission source: attribute vs counts</text:p>
      <text:p text:style-name="P30">6. Time in hospital: attribute vs counts</text:p>
      <text:p text:style-name="P30">7. Number of lab procedures: attribute vs counts</text:p>
      <text:p text:style-name="P21">8. Glucose serum test result: attribute vs counts</text:p>
      <text:p text:style-name="P24">9. Change of medications: <text:span text:style-name="T4">attribute vs counts</text:span></text:p>
      <text:p text:style-name="P29">10. A1c test result: <text:span text:style-name="T4">attribute vs counts</text:span></text:p>
      <text:p text:style-name="P21"/>
      <text:p text:style-name="P7">Line <text:span text:style-name="T5">plot</text:span></text:p>
      <text:p text:style-name="P21"><text:span text:style-name="T3">1. </text:span>Number of medications:</text:p>
      <text:p text:style-name="P24">2. Number of diagnoses:</text:p>
      <text:p text:style-name="P24"/>
      <text:p text:style-name="P9">Scatter plot</text:p>
      <text:p text:style-name="P9"><text:span text:style-name="T11">1. </text:span><text:span text:style-name="T6">Diagnosis </text:span><text:span text:style-name="T9">1 vs diagnoses 2 and so on with class attributes. </text:span><text:span text:style-name="T10">Diagnosis 1, 2, 3</text:span></text:p>
      <text:p text:style-name="P12"><text:span text:style-name="T10">2. 24 features for medications: </text:span><text:span text:style-name="T6">24x24 scatter plot or matrix plot vs class attributes</text:span></text:p>
      <text:p text:style-name="P21"/>
      <text:p text:style-name="P17">Parallel coordinate plot</text:p>
      <text:p text:style-name="P12"><text:span text:style-name="T10">24 features for medications: </text:span><text:span text:style-name="T12">in x 4 attribute-values, in y attributes. Color the lines by class attribute.</text:span></text:p>
      <text:p text:style-name="P12"><text:span text:style-name="T12"/></text:p>
      <text:p text:style-name="P27">2-dimensional histogram uses two attributes, but we have 3-attributes</text:p>
      <text:p text:style-name="P27"><text:span text:style-name="T13">Box plot</text:span><text:span text:style-name="T6">: to compare multiple seemingly same attributes</text:span></text:p>
      <text:p text:style-name="P21">Number of outpatient visits, Number of emergency visits, Number of inpatient visits</text:p>
      <text:p text:style-name="P30"/>
      <text:p text:style-name="P15">Correlation matrix</text:p>
      <text:p text:style-name="P1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2:59:18.045612212</meta:creation-date>
    <dc:date>2019-09-24T00:02:49.542008739</dc:date>
    <meta:editing-duration>PT1H3M21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371" meta:character-count="3219" meta:non-whitespace-character-count="2890"/>
  </office:meta>
</office:document-meta>
</file>